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2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6.5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3cm" svg:height="2.5cm" svg:x="1.5cm" svg:y="2.5cm">
          <text:p text:style-name="P1"><text:span text:style-name="T1">Click on 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2.5cm" svg:x="11cm" svg:y="2.5cm">
          <text:p text:style-name="P1"><text:span text:style-name="T1">Add to database of pending action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5cm" svg:y1="3.75cm" svg:x2="11cm" svg:y2="3.75cm" draw:start-shape="id1" draw:start-glue-point="1" draw:end-shape="id2" draw:end-glue-point="3" svg:d="M4500 3750h6500" svg:viewBox="0 0 6501 1">
          <text:p text:style-name="P1"><text:span text:style-name="T1">Put start/end time, </text:span><text:span text:style-name="T1">type,</text:span><text:span text:style-name="T1"><text:line-break/></text:span><text:span text:style-name="T1">HTML id, player </text:span><text:span text:style-name="T1">and session</text:span><text:span text:style-name="T1"><text:line-break/></text:span><text:span text:style-name="T1">and token in the </text:span><text:span text:style-name="T1">database.</text:span></text:p>
        </draw:connector>
        <draw:custom-shape draw:style-name="gr2" draw:text-style-name="P2" xml:id="id3" draw:id="id3" draw:layer="layout" svg:width="4cm" svg:height="2.5cm" svg:x="19.5cm" svg:y="2.5cm">
          <text:p text:style-name="P1"><text:span text:style-name="T1">Broadcast to all client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cm" svg:y1="3.75cm" svg:x2="19.5cm" svg:y2="3.75cm" draw:start-shape="id2" draw:start-glue-point="1" draw:end-shape="id3" draw:end-glue-point="3" svg:d="M15000 3750h4500" svg:viewBox="0 0 4501 1">
          <text:p/>
        </draw:connector>
        <draw:custom-shape draw:style-name="gr2" draw:text-style-name="P2" xml:id="id4" draw:id="id4" draw:layer="layout" svg:width="4cm" svg:height="2.5cm" svg:x="1.5cm" svg:y="7.5cm">
          <text:p text:style-name="P1"><text:span text:style-name="T1">Let each client process locally.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1.5cm" svg:y1="5cm" svg:x2="3.5cm" svg:y2="7.5cm" draw:start-shape="id3" draw:start-glue-point="2" draw:end-shape="id4" draw:end-glue-point="0" svg:d="M21500 5000v1250h-18000v1250" svg:viewBox="0 0 18001 2501">
          <text:p/>
        </draw:connector>
        <draw:custom-shape draw:style-name="gr2" draw:text-style-name="P2" xml:id="id5" draw:id="id5" draw:layer="layout" svg:width="4cm" svg:height="2.5cm" svg:x="10cm" svg:y="7.5cm">
          <text:p text:style-name="P1"><text:span text:style-name="T1">When change is received to database, only process one of the same toke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5cm" svg:y1="8.75cm" svg:x2="10cm" svg:y2="8.75cm" draw:start-shape="id4" draw:start-glue-point="1" draw:end-shape="id5" draw:end-glue-point="3" svg:d="M5500 8750h4500" svg:viewBox="0 0 4501 1">
          <text:p/>
        </draw:connector>
        <draw:custom-shape draw:style-name="gr7" draw:text-style-name="P2" draw:layer="layout" svg:width="7cm" svg:height="3cm" svg:x="4cm" svg:y="11.5cm">
          <text:p text:style-name="P1"><text:span text:style-name="T1">Token:</text:span><text:span text:style-name="T1"><text:line-break/></text:span><text:span text:style-name="T1">Ta player id med</text:span></text:p>
          <text:p text:style-name="P1"><text:span text:style-name="T1">CharCodeAt() och getTime och kör % 10000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8:57.488947738</meta:creation-date>
    <dc:date>2023-07-25T08:19:56.841964795</dc:date>
    <meta:editing-duration>PT11M1S</meta:editing-duration>
    <meta:editing-cycles>1</meta:editing-cycles>
    <meta:document-statistic meta:object-count="33"/>
    <meta:generator>LibreOffice/7.3.7.2$Linux_X86_64 LibreOffice_project/30$Build-2</meta:generator>
  </office:meta>
</office:document-meta>
</file>